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color="#ce181e" fo:font-size="14pt" style:font-size-asian="14pt" style:font-size-complex="14pt"/>
    </style:style>
    <style:style style:name="P3" style:family="paragraph" style:parent-style-name="Standard">
      <style:text-properties fo:color="#21409a" fo:font-size="14pt" style:font-size-asian="14pt" style:font-size-complex="14pt"/>
    </style:style>
    <style:style style:name="P4" style:family="paragraph" style:parent-style-name="Standard">
      <style:text-properties fo:color="#74489d" fo:font-size="14pt" style:font-size-asian="14pt" style:font-size-complex="14pt"/>
    </style:style>
    <style:style style:name="T1" style:family="text">
      <style:text-properties fo:color="#ce181e"/>
    </style:style>
    <style:style style:name="T2" style:family="text">
      <style:text-properties fo:color="#fff2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•<text:span text:style-name="T1"> Basic server (mandatory) – 12 points</text:span></text:p>
      <text:p text:style-name="P2"><text:s text:c="4"/>o Create a REST API</text:p>
      <text:p text:style-name="P2"><text:s text:c="4"/>o Expected features:</text:p>
      <text:p text:style-name="P2"><text:s text:c="8"/>▪ Create a lobby and get a specific URL</text:p>
      <text:p text:style-name="P2"><text:s text:c="8"/>▪ Allow password protection on the lobby</text:p>
      <text:p text:style-name="P2"><text:s text:c="8"/>▪ Add videos to a playlist</text:p>
      <text:p text:style-name="P2"><text:s text:c="8"/>▪ Play, pause, go to specific time</text:p>
      <text:p text:style-name="P2"><text:s text:c="8"/>▪ The video is synchronized for every person in the lobby</text:p>
      <text:p text:style-name="P2"><text:s text:c="8"/>▪ Display the current number of users in the lobby</text:p>
      <text:p text:style-name="P2"><text:s text:c="8"/>▪ Auto destruction of the lobby 5 minutes after every user left</text:p>
      <text:p text:style-name="P2"><text:s text:c="4"/>o One of the following video sources:</text:p>
      <text:p text:style-name="P2"><text:s text:c="8"/>▪ Media present on the server</text:p>
      <text:p text:style-name="P2"><text:s text:c="8"/>▪ YouTube</text:p>
      <text:p text:style-name="P2"><text:s text:c="4"/>o Unit tests (70% coverage minimum)</text:p>
      <text:p text:style-name="P2">• Basic client (mandatory) – 12 points</text:p>
      <text:p text:style-name="P2"><text:s text:c="4"/>o Create a React app</text:p>
      <text:p text:style-name="P2"><text:s text:c="4"/>o Implement every feature of the API</text:p>
      <text:p text:style-name="P3">• Advanced system</text:p>
      <text:p text:style-name="P3"><text:s text:c="4"/>o Host on AWS, GCP, or Azure (not on standard VMs) — 4 points</text:p>
      <text:p text:style-name="P1"><text:s text:c="3"/><text:span text:style-name="T1"><text:s/>o Implement the other video source (media on the server or YouTube) — 2 points</text:span></text:p>
      <text:p text:style-name="P2"><text:s text:c="4"/>o Implement controls over the playlist — 2 points</text:p>
      <text:p text:style-name="P2"><text:s text:c="8"/>▪ Previous media</text:p>
      <text:p text:style-name="P2"><text:s text:c="8"/>▪ Next media</text:p>
      <text:p text:style-name="P2"><text:s text:c="8"/>▪ Delete media</text:p>
      <text:p text:style-name="P2"><text:s text:c="8"/>▪ Reorder media</text:p>
      <text:p text:style-name="P4"><text:s text:c="4"/>o Users can stream their own files — 8 points</text:p>
      <text:p text:style-name="P4"><text:s text:c="8"/>▪ The media is streamed to the server</text:p>
      <text:p text:style-name="P4"><text:s text:c="8"/>▪ The server streams to every user</text:p>
      <text:p text:style-name="P1"><text:s text:c="4"/><text:span text:style-name="T1">o Implement user authentication</text:span></text:p>
      <text:p text:style-name="P2"><text:s text:c="8"/>▪ Local accounts — 2 points</text:p>
      <text:p text:style-name="P3"><text:s text:c="8"/>▪ External providers (Facebook, Google, Twitter, GitHub, Microsoft, etc) — 1 point each</text:p>
      <text:p text:style-name="P2"><text:s text:c="4"/>o Implement a chat with Socket.io</text:p>
      <text:p text:style-name="P2"><text:s text:c="8"/>▪ Display nickname, video timestamp and message — 4 points</text:p>
      <text:p text:style-name="P2"><text:s text:c="8"/>▪ Allow rich text (bold, italic, underlined, striped) — 2 points</text:p>
      <text:p text:style-name="P4"><text:s text:c="8"/>▪ Allow emojis — 2 points</text:p>
      <text:p text:style-name="P4"><text:s text:c="8"/>▪ Allow GIFs — 2 points</text:p>
      <text:p text:style-name="P4"><text:s text:c="4"/>o Implement audio chat with Socket.io — 12 points</text:p>
      <text:p text:style-name="P4"><text:s text:c="8"/>▪ Opt-in or opt-out audio chat</text:p>
      <text:p text:style-name="P4"><text:s text:c="8"/>▪ Select push-to-talk or voice detection (with sensitivity adjustment)</text:p>
      <text:p text:style-name="P4"><text:s text:c="8"/>▪ Display a list of nicknames of the connected users</text:p>
      <text:p text:style-name="P4"><text:s text:c="8"/>▪ Display differently silent and talking users</text:p>
      <text:p text:style-name="P4"><text:s text:c="8"/>▪ Allow to mute self</text:p>
      <text:p text:style-name="P4"><text:s text:c="8"/>▪ Allow to mute others (only for self)</text:p>
      <text:p text:style-name="P1"><text:s text:c="3"/><text:span text:style-name="T1"><text:s/>o Role management — 4 points</text:span></text:p>
      <text:p text:style-name="P2"><text:soft-page-break/><text:s text:c="8"/>▪ The creator of the lobby is administrator</text:p>
      <text:p text:style-name="P2"><text:s text:c="8"/>▪ The administrator can kick users</text:p>
      <text:p text:style-name="P2"><text:s text:c="8"/>▪ The administrator can change the lobby’s password</text:p>
      <text:p text:style-name="P2"><text:s text:c="8"/>▪ The administrator can promote and demote users</text:p>
      <text:p text:style-name="P2"><text:s text:c="8"/>▪ The administrator can control permissions between users and administrators (control of the</text:p>
      <text:p text:style-name="P2"><text:s text:c="12"/>media and the playlist)</text:p>
      <text:p text:style-name="P2"><text:s text:c="8"/>▪ The administrator can define an administration password (allows a user to get the administrator</text:p>
      <text:p text:style-name="P2"><text:s text:c="12"/>status) </text:p>
      <text:p text:style-name="P2"><text:s text:c="8"/>▪ The administrator can force-delete media in the playlist</text:p>
      <text:p text:style-name="P2"><text:s text:c="8"/>▪ If chat is implemented: the administrator can hide a message — 1 point</text:p>
      <text:p text:style-name="P4"><text:s text:c="8"/>▪ If audio chat is implemented: — 2 points</text:p>
      <text:p text:style-name="P4"><text:s text:c="12"/>• The administrator can mute a user</text:p>
      <text:p text:style-name="P4"><text:s text:c="12"/>• The administrator can set priority users (mutes everyone else while talking)</text:p>
      <text:p text:style-name="P3"><text:s text:c="4"/>o Voting system — 4 points</text:p>
      <text:p text:style-name="P3"><text:s text:c="8"/>▪ Users can start votes to take actions over the playlist (previous, next, add, delete, reorder)</text:p>
      <text:p text:style-name="P3"><text:s text:c="4"/>o Streaming — 4 points each</text:p>
      <text:p text:style-name="P3"><text:s text:c="8"/>▪ Chromecast</text:p>
      <text:p text:style-name="P3"><text:s text:c="8"/>▪ AirPlay</text:p>
      <text:p text:style-name="P3"><text:s text:c="8"/>▪ If chat and/or audio chat are implemented: both should remain on the streaming device — 1</text:p>
      <text:p text:style-name="P3"><text:s text:c="12"/>poi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6T18:59:25.887654320</meta:creation-date>
    <dc:date>2020-06-16T19:51:27.846502947</dc:date>
    <meta:editing-duration>PT41M51S</meta:editing-duration>
    <meta:editing-cycles>1</meta:editing-cycles>
    <meta:document-statistic meta:table-count="0" meta:image-count="0" meta:object-count="0" meta:page-count="2" meta:paragraph-count="64" meta:word-count="462" meta:character-count="3040" meta:non-whitespace-character-count="2178"/>
    <meta:generator>LibreOffice/6.0.7.3$Linux_X86_64 LibreOffice_project/00m0$Build-3</meta:generator>
  </office:meta>
</office:document-meta>
</file>